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HintsAgentTests.shouldInstrumentStaticMethod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timeHintsAgentTests.shouldInstrumentResourcePatternMethods( Runnable runnable , MethodReference method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HintsAgentTests.instrumentedResourcePatternMetho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cordingSession.recordedInvocations( HintType hi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AgentTests.shouldInstrumentResourceBundleMethods( Runnable runnable , MethodReference method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HintsAgentTests.instrumentedReflectionMethods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RecordingSession.onInvocation( Recorde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ingSession.record( Runnable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untimeHintsAgentTests.shouldInstrumentReflectionMethods( Runnable runnable , MethodReference method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ordingSession.recorded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AgentTests.instrumentedResourceBundle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ivateClass.gr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AgentTests.class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